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style:font-name="Arial" fo:font-size="14pt" style:font-size-asian="14pt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/>
    </style:style>
    <style:style style:name="P3" style:family="paragraph" style:parent-style-name="Standard">
      <style:text-properties style:font-name="Arial" fo:font-size="14pt" style:font-size-asian="14pt" style:font-name-complex="Arial"/>
    </style:style>
    <style:style style:name="P4" style:family="paragraph" style:parent-style-name="Standard" style:list-style-name="WW8Num1">
      <style:text-properties style:font-name="Arial" fo:font-size="14pt" style:font-size-asian="14pt" style:font-name-complex="Arial"/>
    </style:style>
    <style:style style:name="P5" style:family="paragraph" style:parent-style-name="Standard" style:list-style-name="WW8Num2">
      <style:text-properties style:font-name="Arial" fo:font-size="14pt" style:font-size-asian="14pt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'ai-Chi Sword Form</text:p>
      <text:p text:style-name="P2">Helping Hand</text:p>
      <text:p text:style-name="P2">(Applies to Sabre &amp; Cane, as well.)</text:p>
      <text:p text:style-name="P3"/>
      <text:list text:style-name="WW8Num1">
        <text:list-item>
          <text:p text:style-name="P4"><text:tab/>Balance</text:p>
        </text:list-item>
      </text:list>
      <text:p text:style-name="P3"><text:tab/>Yak-Sha Searches the Sea</text:p>
      <text:p text:style-name="P3"/>
      <text:list text:style-name="WW8Num2">
        <text:list-item>
          <text:p text:style-name="P5"><text:tab/>Safety</text:p>
        </text:list-item>
      </text:list>
      <text:p text:style-name="P3"><text:s text:c="5"/><text:tab/>To keep track of the left hand so as not to cut it.</text:p>
      <text:p text:style-name="P3"><text:s text:c="5"/><text:tab/>Junior Star of the Dipper</text:p>
      <text:p text:style-name="P3"/>
      <text:p text:style-name="P3">3. <text:s text:c="2"/><text:tab/>Bellows - Ch'i-Kung - Open/Close</text:p>
      <text:p text:style-name="P3"><text:s text:c="5"/><text:tab/>To make the energy go.</text:p>
      <text:p text:style-name="P3"><text:s text:c="5"/><text:tab/>Falling Flowers</text:p>
      <text:p text:style-name="P3"/>
      <text:p text:style-name="P3">4. <text:s text:c="2"/><text:tab/>Power</text:p>
      <text:p text:style-name="P3"><text:s text:c="5"/><text:tab/>Physical power to propel the sword.</text:p>
      <text:p text:style-name="P3"><text:s text:c="5"/><text:tab/>Expansive Power: Phoenix Spreading Both Wings</text:p>
      <text:p text:style-name="P3"><text:s text:c="5"/><text:tab/>Contractive Power: Swallow Skims the Water</text:p>
      <text:p text:style-name="P3"><text:s text:c="5"/><text:tab/>Push Power: The Compass</text:p>
      <text:p text:style-name="P3"><text:s text:c="5"/><text:tab/>Pull Power: Fair Lady Weaves at Shuttles</text:p>
      <text:p text:style-name="P3"/>
      <text:p text:style-name="P3">5. <text:s text:c="2"/><text:tab/>Strike</text:p>
      <text:p text:style-name="P3"><text:s text:c="5"/><text:tab/>Shoot the Goose</text:p>
      <text:p text:style-name="P3"/>
      <text:p text:style-name="P3">6. <text:s text:c="2"/><text:tab/>Grab</text:p>
      <text:p text:style-name="P3"><text:s text:c="5"/><text:tab/>To Drift With the Current</text:p>
      <text:p text:style-name="P3"/>
      <text:p text:style-name="P3">7. <text:s text:c="2"/><text:tab/>Block</text:p>
      <text:p text:style-name="P3"><text:s text:c="5"/><text:tab/>Drag Moon From the Sea Bottom</text:p>
      <text:p text:style-name="P3"/>
      <text:p text:style-name="P3">8. <text:s text:c="2"/><text:tab/>Aim</text:p>
      <text:p text:style-name="P3"><text:s text:c="5"/><text:tab/>Helps to steady and aim the sword.</text:p>
      <text:p text:style-name="P3"><text:s text:c="5"/><text:tab/>The Wind Rolls Up the Lotus Leaf</text:p>
      <text:p text:style-name="P3"/>
      <text:p text:style-name="P3">9. <text:s text:c="2"/><text:tab/>Coordination</text:p>
      <text:p text:style-name="P3"><text:s text:c="5"/><text:tab/>The Whirlwi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Sans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Nimbus Sans 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WW8Num1z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"/>
    </style:style>
    <style:style style:name="WW8Num2z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text:style-name="WW8Num1z0" style:num-suffix=". 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text:style-name="WW8Num2z0" style:num-suffix=". " style:num-format="1" text:start-value="2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T'ai-Chi Sword Form</dc:title>
    <meta:initial-creator>Valued Gateway 2000 Customer</meta:initial-creator>
    <meta:creation-date>1997-03-02T23:21:00</meta:creation-date>
    <dc:creator>Nik Ogura</dc:creator>
    <dc:date>2007-04-03T21:49:05</dc:date>
    <meta:printed-by>Nik Ogura</meta:printed-by>
    <meta:print-date>2007-04-03T21:48:41</meta:print-date>
    <dc:language>en-US</dc:languag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121" meta:character-count="751"/>
  </office:meta>
</office:document-meta>
</file>